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a50" officeooo:paragraph-rsid="00042a50"/>
    </style:style>
    <style:style style:name="P2" style:family="paragraph" style:parent-style-name="Standard">
      <style:text-properties officeooo:rsid="000477ad" officeooo:paragraph-rsid="000477ad"/>
    </style:style>
    <style:style style:name="P3" style:family="paragraph" style:parent-style-name="Standard">
      <style:text-properties officeooo:rsid="000477ad" officeooo:paragraph-rsid="00059c07"/>
    </style:style>
    <style:style style:name="P4" style:family="paragraph" style:parent-style-name="Standard">
      <style:text-properties officeooo:rsid="000477ad" officeooo:paragraph-rsid="0006af56"/>
    </style:style>
    <style:style style:name="P5" style:family="paragraph" style:parent-style-name="Standard">
      <style:text-properties officeooo:rsid="00059c07" officeooo:paragraph-rsid="00059c07"/>
    </style:style>
    <style:style style:name="P6" style:family="paragraph" style:parent-style-name="Standard">
      <style:text-properties officeooo:rsid="0006af56" officeooo:paragraph-rsid="0006af5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9c07"/>
    </style:style>
    <style:style style:name="T3" style:family="text">
      <style:text-properties officeooo:rsid="0006a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enti(<text:span text:style-name="T1">codUtente</text:span>, nome, cognome, email, telefono, password, tipo)</text:p>
      <text:p text:style-name="P1"/>
      <text:p text:style-name="P1">Indirizzi(<text:span text:style-name="T1">via, numero, comune</text:span>)</text:p>
      <text:p text:style-name="P1"/>
      <text:p text:style-name="P1">Carte_fedeltà(<text:span text:style-name="T1">codCarta</text:span>, punti)</text:p>
      <text:p text:style-name="P1"/>
      <text:p text:style-name="P1">Coupon(<text:span text:style-name="T1">codCoupon</text:span>, sconto, puntiRichiesti)</text:p>
      <text:p text:style-name="P1"/>
      <text:p text:style-name="P1">Recensioni(<text:span text:style-name="T1">codRecensione</text:span>, stelle, commento, <text:span text:style-name="T3">utente</text:span>)</text:p>
      <text:p text:style-name="P4">FK: utente REFERENCES <text:span text:style-name="T3">U</text:span>tenti</text:p>
      <text:p text:style-name="P1"/>
      <text:p text:style-name="P1">Tempi(<text:span text:style-name="T1">data, ora, minuto</text:span>)</text:p>
      <text:p text:style-name="P1"/>
      <text:p text:style-name="P1">Ordini(<text:span text:style-name="T1">codOrdine</text:span>, totale, stato, assegnata, <text:span text:style-name="T2">utente, orarioRitiro, orarioEffettuazione</text:span>)</text:p>
      <text:p text:style-name="P4">FK: utente REFERENCES <text:span text:style-name="T3">U</text:span>tenti</text:p>
      <text:p text:style-name="P4">FK: <text:span text:style-name="T3">orarioRitiro</text:span> REFERENCES <text:span text:style-name="T3">Tempi</text:span></text:p>
      <text:p text:style-name="P4">FK: <text:span text:style-name="T3">orarioEffettuazione</text:span> REFERENCES <text:span text:style-name="T3">Tempi</text:span></text:p>
      <text:p text:style-name="P1"/>
      <text:p text:style-name="P1">Ingredienti(<text:span text:style-name="T1">codIngrediente</text:span>, nome, prezzo)</text:p>
      <text:p text:style-name="P1"/>
      <text:p text:style-name="P1">Pizze(<text:span text:style-name="T1">codPizza</text:span>, nome, prezzoBase, presente)</text:p>
      <text:p text:style-name="P1"/>
      <text:p text:style-name="P1">Domiciliazioni(<text:span text:style-name="T1">utente, indirizzo</text:span>)</text:p>
      <text:p text:style-name="P4">FK: utente REFERENCES <text:span text:style-name="T3">U</text:span>tenti</text:p>
      <text:p text:style-name="P2">FK: indirizzo REFERENCES indirizzi</text:p>
      <text:p text:style-name="P2"/>
      <text:p text:style-name="P2">Destinazioni(<text:span text:style-name="T1">ordine</text:span>,indirizzo)</text:p>
      <text:p text:style-name="P2">FK: ordine REFERENCES <text:span text:style-name="T3">Ordini</text:span></text:p>
      <text:p text:style-name="P4">FK: <text:span text:style-name="T3">indirizzo</text:span> REFERENCES <text:span text:style-name="T3">Indirizzi</text:span></text:p>
      <text:p text:style-name="P6">unique(indirizzo)</text:p>
      <text:p text:style-name="P2"/>
      <text:p text:style-name="P5">Assegnazioni(<text:span text:style-name="T1">utente</text:span>, ordine, <text:span text:style-name="T1">data</text:span>, <text:span text:style-name="T1">ora</text:span>, <text:span text:style-name="T1">minuto</text:span>)</text:p>
      <text:p text:style-name="P4">FK: utente REFERENCES <text:span text:style-name="T3">U</text:span>tenti</text:p>
      <text:p text:style-name="P3">FK: <text:span text:style-name="T2">ordine</text:span> REFERENCES <text:span text:style-name="T3">Ordini</text:span></text:p>
      <text:p text:style-name="P5"/>
      <text:p text:style-name="P6">Appartenenze(<text:span text:style-name="T1">utente</text:span>, cartaFedeltà)</text:p>
      <text:p text:style-name="P4">FK: utente REFERENCES <text:span text:style-name="T3">U</text:span>tenti</text:p>
      <text:p text:style-name="P4">FK: <text:span text:style-name="T3">cartaFedeltà</text:span> REFERENCES <text:span text:style-name="T3">Carte_fedeltà</text:span></text:p>
      <text:p text:style-name="P6">unique(cartaFedeltà)</text:p>
      <text:p text:style-name="P6"/>
      <text:p text:style-name="P6">Utilizzi_coupon(<text:span text:style-name="T1">utente, coupon</text:span>)</text:p>
      <text:p text:style-name="P4">FK: utente REFERENCES <text:span text:style-name="T3">U</text:span>tenti</text:p>
      <text:p text:style-name="P4">FK: <text:span text:style-name="T3">coupon</text:span> REFERENCES <text:span text:style-name="T3">Coupon</text:span></text:p>
      <text:p text:style-name="P4"/>
      <text:p text:style-name="P6">Farciture(<text:span text:style-name="T1">pizza, ingrediente</text:span>)</text:p>
      <text:p text:style-name="P4">FK: <text:span text:style-name="T3">pizza</text:span> REFERENCES <text:span text:style-name="T3">Pizze</text:span></text:p>
      <text:p text:style-name="P4">FK: <text:span text:style-name="T3">ingrediente</text:span> REFERENCES <text:span text:style-name="T3">Ingredienti</text:span></text:p>
      <text:p text:style-name="P4"/>
      <text:p text:style-name="P6">Composizioni(ordine, pizza, ingrediente)</text:p>
      <text:p text:style-name="P4">FK: <text:span text:style-name="T2">ordine</text:span> REFERENCES <text:span text:style-name="T3">Ordini</text:span></text:p>
      <text:p text:style-name="P4">FK: <text:span text:style-name="T3">pizza</text:span> REFERENCES <text:span text:style-name="T3">Pizze</text:span></text:p>
      <text:p text:style-name="P4">FK: <text:span text:style-name="T3">ingrediente</text:span> REFERENCES <text:span text:style-name="T3">Ingredienti</text:span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1T21:46:13.776000000</meta:creation-date>
    <meta:generator>LibreOffice/6.1.0.3$Windows_X86_64 LibreOffice_project/efb621ed25068d70781dc026f7e9c5187a4decd1</meta:generator>
    <dc:date>2023-09-01T22:38:35.283000000</dc:date>
    <meta:editing-duration>PT1M6S</meta:editing-duration>
    <meta:editing-cycles>1</meta:editing-cycles>
    <meta:document-statistic meta:table-count="0" meta:image-count="0" meta:object-count="0" meta:page-count="2" meta:paragraph-count="37" meta:word-count="131" meta:character-count="1282" meta:non-whitespace-character-count="1188"/>
  </office:meta>
</office:document-meta>
</file>